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d1054"/>
    </style:style>
    <style:style style:name="T1" style:family="text">
      <style:text-properties officeooo:rsid="001d10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MODELAGEM DE BANCO DE DADOS</text:p>
      <text:p text:style-name="Preformatted_20_Text"><text:tab/>Introdução a Sistemas de Bancos de Dados (SGDB)</text:p>
      <text:p text:style-name="Preformatted_20_Text"/>
      <text:p text:style-name="Preformatted_20_Text">- Sistemas Gerenciadores de Banco de Dados (SGDB)</text:p>
      <text:p text:style-name="Preformatted_20_Text">- Integridade de um SGBD</text:p>
      <text:p text:style-name="Preformatted_20_Text">- Banco de Dados Relacional</text:p>
      <text:p text:style-name="Preformatted_20_Text">- Dados como apoio a tomada de decisão</text:p>
      <text:p text:style-name="Preformatted_20_Text"/>
      <text:p text:style-name="Preformatted_20_Text">Banco de dados: Conjunto de dados e informações relacionadas.</text:p>
      <text:p text:style-name="Preformatted_20_Text"/>
      <text:p text:style-name="Preformatted_20_Text"/>
      <text:p text:style-name="Preformatted_20_Text">Date (2003):</text:p>
      <text:p text:style-name="Preformatted_20_Text">"BD é uma coletânea de dados duráveis (---&gt; Persistência) e acessíveis a vários softwares da empresa."</text:p>
      <text:p text:style-name="Preformatted_20_Text"/>
      <text:p text:style-name="Preformatted_20_Text">Características de um BD:</text:p>
      <text:p text:style-name="Preformatted_20_Text">- Natureza autodescrição</text:p>
      <text:p text:style-name="Preformatted_20_Text">- Isolamento entre os dados e abstração</text:p>
      <text:p text:style-name="Preformatted_20_Text">- Suporte à múltiplas visões</text:p>
      <text:p text:style-name="Preformatted_20_Text">- Suporte a concorrência</text:p>
      <text:p text:style-name="Preformatted_20_Text"/>
      <text:p text:style-name="Preformatted_20_Text">Tipos de BD:</text:p>
      <text:p text:style-name="Preformatted_20_Text">- Sistemas hierárquicos e de rede (os primeiros a serem criados)</text:p>
      <text:p text:style-name="Preformatted_20_Text">- Relacionais</text:p>
      <text:p text:style-name="Preformatted_20_Text">- Relacionais orientado a objetos</text:p>
      <text:p text:style-name="Preformatted_20_Text">- P/ WEB com XML</text:p>
      <text:p text:style-name="Preformatted_20_Text">- P/ Nuvem</text:p>
      <text:p text:style-name="Preformatted_20_Text"/>
      <text:p text:style-name="Preformatted_20_Text"><text:tab/>CONCEITOS</text:p>
      <text:p text:style-name="Preformatted_20_Text"><text:tab/>SGBD</text:p>
      <text:p text:style-name="Preformatted_20_Text"/>
      <text:p text:style-name="Preformatted_20_Text">SGBD = Software que gerencia informações de um BD/Base de dados. Navathe e Ramez (2005).</text:p>
      <text:p text:style-name="Preformatted_20_Text"/>
      <text:p text:style-name="Preformatted_20_Text">SGBD deve:</text:p>
      <text:p text:style-name="Preformatted_20_Text">- Organizar</text:p>
      <text:p text:style-name="Preformatted_20_Text">- Acessar</text:p>
      <text:p text:style-name="Preformatted_20_Text">- Controlar</text:p>
      <text:p text:style-name="Preformatted_20_Text">- Proteger os dados</text:p>
      <text:p text:style-name="Preformatted_20_Text"/>
      <text:p text:style-name="Preformatted_20_Text">O SGBD é uma camada que fica entre o BD e as aplicações, realizando <text:s/>as tarefas de gerenciamento.</text:p>
      <text:p text:style-name="Preformatted_20_Text"/>
      <text:p text:style-name="Preformatted_20_Text">Considerações:</text:p>
      <text:p text:style-name="Preformatted_20_Text">- Projetado p/ gerenciar grandes volumes de dados</text:p>
      <text:p text:style-name="Preformatted_20_Text">- Mecanismos de controle de falha: software/hardware</text:p>
      <text:p text:style-name="Preformatted_20_Text">- Suporte -&gt; computação distribuída ou local</text:p>
      <text:p text:style-name="Preformatted_20_Text">- Suporte -&gt; concorrência sobre os dados</text:p>
      <text:p text:style-name="Preformatted_20_Text">- Soluções Open Source / Proprietárias</text:p>
      <text:p text:style-name="Preformatted_20_Text"/>
      <text:p text:style-name="Preformatted_20_Text">Importantes SGBD:</text:p>
      <text:p text:style-name="Preformatted_20_Text">- Oracle</text:p>
      <text:p text:style-name="Preformatted_20_Text">- MySQL</text:p>
      <text:p text:style-name="Preformatted_20_Text">- Microsoft SQL Server</text:p>
      <text:p text:style-name="Preformatted_20_Text">- PostgreSQL (SGBDRO)</text:p>
      <text:p text:style-name="Preformatted_20_Text">- IBM DB1</text:p>
      <text:p text:style-name="Preformatted_20_Text"/>
      <text:p text:style-name="Preformatted_20_Text">Peculiaridades</text:p>
      <text:p text:style-name="Preformatted_20_Text">- Permitem inclusão, cópia, exclusão, seleção, ordenação e junção de entidades(tabelas).</text:p>
      <text:p text:style-name="Preformatted_20_Text">- Estabele relações entre as entidades e criação de chaves.</text:p>
      <text:p text:style-name="Preformatted_20_Text">- Permite importação ou exportação de dados.</text:p>
      <text:p text:style-name="Preformatted_20_Text">- Possibilita a alteração da estrutura de campoes e entidades.</text:p>
      <text:p text:style-name="Preformatted_20_Text"/>
      <text:p text:style-name="Preformatted_20_Text"><text:soft-page-break/><text:tab/>CONCEITO</text:p>
      <text:p text:style-name="Preformatted_20_Text"><text:tab/>Proteção e Recuperação de dados em um SGBD</text:p>
      <text:p text:style-name="Preformatted_20_Text"/>
      <text:p text:style-name="Preformatted_20_Text">SGBD deve dispor de mecanismos para proteção e recuperação dos dados:</text:p>
      <text:p text:style-name="Preformatted_20_Text">- Segurança de acesso a dados autorizados</text:p>
      <text:p text:style-name="Preformatted_20_Text">- Admin<text:span text:style-name="T1">i</text:span>stração de redundância</text:p>
      <text:p text:style-name="Preformatted_20_Text">- Restrição de integridade</text:p>
      <text:p text:style-name="Preformatted_20_Text"/>
      <text:p text:style-name="Preformatted_20_Text">Interação = Transação:</text:p>
      <text:p text:style-name="Preformatted_20_Text">Processo ou programa que inclui vários BDs ou uma parte do BD, realizando atividades (consultas, alterações, exclusões) de informações da base de dados. Navathe e Ramez (2005).</text:p>
      <text:p text:style-name="Preformatted_20_Text"/>
      <text:p text:style-name="Preformatted_20_Text">Requisitos de SGDB - ACID:</text:p>
      <text:p text:style-name="Preformatted_20_Text"/>
      <text:p text:style-name="Preformatted_20_Text">- Atomicidade</text:p>
      <text:p text:style-name="Preformatted_20_Text">- Consistência</text:p>
      <text:p text:style-name="Preformatted_20_Text">- Isolamento</text:p>
      <text:p text:style-name="Preformatted_20_Text">- Durabilidade</text:p>
      <text:p text:style-name="Preformatted_20_Text"/>
      <text:p text:style-name="Preformatted_20_Text">Registro de Ações (LOG): Recupera o SGDB de falhas, através de registros de todas as operações realizadas.</text:p>
      <text:p text:style-name="Preformatted_20_Text"/>
      <text:p text:style-name="Preformatted_20_Text"><text:tab/>CONCEITO</text:p>
      <text:p text:style-name="Preformatted_20_Text"><text:tab/>Banco de Dados Relacional</text:p>
      <text:p text:style-name="Preformatted_20_Text"/>
      <text:p text:style-name="Preformatted_20_Text">Modelagem de dados:</text:p>
      <text:p text:style-name="Preformatted_20_Text">Abstração e observação depende do indivíduo</text:p>
      <text:p text:style-name="Preformatted_20_Text"/>
      <text:p text:style-name="Preformatted_20_Text">Modelo de BD:</text:p>
      <text:p text:style-name="Preformatted_20_Text">- Representação abstrata e simplificada de um sistema real (gráfico).</text:p>
      <text:p text:style-name="Preformatted_20_Text">- Grande aceitação, possibilitando comunicação entre usuário final de BD.</text:p>
      <text:p text:style-name="Preformatted_20_Text"/>
      <text:p text:style-name="Preformatted_20_Text">Modelo relacional:</text:p>
      <text:p text:style-name="Preformatted_20_Text">- Não estático</text:p>
      <text:p text:style-name="Preformatted_20_Text">- Suporta evolução (baseado em iterações).</text:p>
      <text:p text:style-name="Preformatted_20_Text">- Informações acomodadas em tabelas e linhas(tuplas).</text:p>
      <text:p text:style-name="Preformatted_20_Text">- Operações em álgebra relacional e teoria de conjuntos.</text:p>
      <text:p text:style-name="Preformatted_20_Text"><text:s text:c="4"/>. Seleção <text:s text:c="4"/>. Subtração</text:p>
      <text:p text:style-name="Preformatted_20_Text"><text:s text:c="4"/>. União <text:s text:c="6"/>. Produto cartesiano</text:p>
      <text:p text:style-name="Preformatted_20_Text"><text:s text:c="4"/>. Junção <text:s text:c="5"/>. Projeção</text:p>
      <text:p text:style-name="Preformatted_20_Text">- Organização estrutural: tabelas, colunas e tuplas</text:p>
      <text:p text:style-name="Preformatted_20_Text">- Integridade: restrições à satisfazer</text:p>
      <text:p text:style-name="Preformatted_20_Text">- Manipulador: operações possíveis (inclusão, exclusão, junção e outras).</text:p>
      <text:p text:style-name="Preformatted_20_Text"/>
      <text:p text:style-name="Preformatted_20_Text"><text:tab/>CONCEITO</text:p>
      <text:p text:style-name="Preformatted_20_Text"><text:tab/>Dados como apoio a tomada de decisão</text:p>
      <text:p text:style-name="Preformatted_20_Text"/>
      <text:p text:style-name="Preformatted_20_Text">Produção de inteligência de negócio</text:p>
      <text:p text:style-name="Preformatted_20_Text">Facilitam tomada de decisões</text:p>
      <text:p text:style-name="Preformatted_20_Text">Obtenção de informações de alto nível e informações detalhadas nos SGBDs</text:p>
      <text:p text:style-name="Preformatted_20_Text"/>
      <text:p text:style-name="Preformatted_20_Text">Data Mining:</text:p>
      <text:p text:style-name="Preformatted_20_Text">Mineração ou descoberta de informações através de regras/padrões em grandes quantidades de dados.</text:p>
      <text:p text:style-name="Preformatted_20_Text"/>
      <text:p text:style-name="Preformatted_20_Text">OLTP (On-line Transaction Processing):</text:p>
      <text:p text:style-name="Preformatted_20_Text">Processamento de Tra<text:span text:style-name="T1">n</text:span>sações em Tempo Real.</text:p>
      <text:p text:style-name="Preformatted_20_Text">Operações realizadas no SGBD, atravéis de repetidas transações, para os níveis operacional e administrativo. Date(2003)</text:p>
      <text:p text:style-name="Preformatted_20_Text"/>
      <text:p text:style-name="Preformatted_20_Text">OLTP = Comandos SQL com resultados voláteis</text:p>
      <text:p text:style-name="Preformatted_20_Text"/>
      <text:p text:style-name="P1"><text:tab/></text:p>
      <text:p text:style-name="P1"><text:soft-page-break/>Redundância</text:p>
      <text:p text:style-name="Preformatted_20_Text"/>
      <text:p text:style-name="Preformatted_20_Text">Grande número de dados e molagem de um BD podem levar a redundâncias = problemas.</text:p>
      <text:p text:style-name="Preformatted_20_Text">Análise dos atributos das entidades.</text:p>
      <text:p text:style-name="Preformatted_20_Text">SGBD deve permitir redundância controlada.</text:p>
      <text:p text:style-name="Preformatted_20_Text"/>
      <text:p text:style-name="Preformatted_20_Text">Redundância para recuperação de Falhas</text:p>
      <text:p text:style-name="Preformatted_20_Text">Política de BACKUP</text:p>
      <text:p text:style-name="Preformatted_20_Text"/>
      <text:p text:style-name="Preformatted_20_Text"><text:s text:c="2"/>Responsabilidades (quem fará o backu<text:span text:style-name="T1">p</text:span>? quem terá acesso?)</text:p>
      <text:p text:style-name="Preformatted_20_Text"><text:s text:c="2"/>Meios (como será realizado? qual mídia ou nuvem? qual software? qual hardware?)</text:p>
      <text:p text:style-name="Preformatted_20_Text"><text:s text:c="2"/>Período (qual o intervalo dos backups?)</text:p>
      <text:p text:style-name="Preformatted_20_Text"><text:s text:c="2"/>Retenção (quanto tempo o backup deve ficar armazenado na mesma mídia?)</text:p>
      <text:p text:style-name="Preformatted_20_Text"><text:s text:c="2"/>Armazenamento (onde serão armazenados?)</text:p>
      <text:p text:style-name="Preformatted_20_Text"/>
      <text:p text:style-name="Preformatted_20_Text">Proteção de SGBD</text:p>
      <text:p text:style-name="Preformatted_20_Text"/>
      <text:p text:style-name="Preformatted_20_Text"><text:s text:c="2"/>SGBD Permite várias formas de segurança.</text:p>
      <text:p text:style-name="Preformatted_20_Text"><text:s text:c="2"/>Políticas de Segurança de SGBD.</text:p>
      <text:p text:style-name="Preformatted_20_Text"><text:s text:c="2"/>Pilares:</text:p>
      <text:p text:style-name="Preformatted_20_Text"><text:s text:c="3"/>- Integridade</text:p>
      <text:p text:style-name="Preformatted_20_Text"><text:s text:c="3"/>- Confiabilidade</text:p>
      <text:p text:style-name="Preformatted_20_Text"><text:s text:c="3"/>- Disponibilidade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2-26T05:34:39.212904087</dc:date>
    <meta:editing-duration>PT2M44S</meta:editing-duration>
    <meta:editing-cycles>1</meta:editing-cycles>
    <meta:document-statistic meta:table-count="0" meta:image-count="0" meta:object-count="0" meta:page-count="3" meta:paragraph-count="108" meta:word-count="621" meta:character-count="4027" meta:non-whitespace-character-count="3450"/>
    <meta:generator>LibreOffice/6.4.0.3$Linux_X86_64 LibreOffice_project/a0bff4025e9a3a1ad7a2bba561fd78d173e2dc11</meta:generator>
  </office:meta>
</office:document-meta>
</file>